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Cumberland AMT" svg:font-family="'Cumberland AMT'" style:font-adornments="Regular" style:font-pitch="fixed"/>
    <style:font-face style:name="Cumberland AMT1" svg:font-family="'Cumberland AMT'" style:font-family-generic="modern" style:font-pitch="fixed"/>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paragraph-properties fo:margin-left="0in" fo:margin-right="0in" fo:text-indent="0in" style:auto-text-indent="false"/>
    </style:style>
    <style:style style:name="P3" style:family="paragraph" style:parent-style-name="Body_20_Text">
      <style:text-properties fo:font-weight="bold" style:font-weight-asian="bold" style:font-weight-complex="bold"/>
    </style:style>
    <style:style style:name="P4" style:family="paragraph" style:parent-style-name="Code_20_First" style:list-style-name="L1"/>
    <style:style style:name="P5" style:family="paragraph" style:parent-style-name="Code" style:list-style-name="L1"/>
    <style:style style:name="P6" style:family="paragraph" style:parent-style-name="Code_20_Last" style:list-style-name="L1"/>
    <style:style style:name="P7" style:family="paragraph" style:parent-style-name="Code_20_First" style:list-style-name="L2"/>
    <style:style style:name="P8" style:family="paragraph" style:parent-style-name="Code" style:list-style-name="L2"/>
    <style:style style:name="P9" style:family="paragraph" style:parent-style-name="Code_20_Last" style:list-style-name="L2"/>
    <style:style style:name="P10" style:family="paragraph" style:parent-style-name="Code_20_First" style:list-style-name="L3"/>
    <style:style style:name="P11" style:family="paragraph" style:parent-style-name="Code" style:list-style-name="L3"/>
    <style:style style:name="P12" style:family="paragraph" style:parent-style-name="Code_20_Last" style:list-style-name="L3"/>
    <style:style style:name="P13" style:family="paragraph" style:parent-style-name="Code_20_First" style:list-style-name="L4"/>
    <style:style style:name="P14" style:family="paragraph" style:parent-style-name="Code" style:list-style-name="L4"/>
    <style:style style:name="P15" style:family="paragraph" style:parent-style-name="Code_20_Last" style:list-style-name="L4"/>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parent-style-name="Code_20_Inline">
      <style:text-properties style:text-underline-style="none" fo:font-weight="normal" style:font-weight-asian="normal" style:font-weight-complex="normal"/>
    </style:style>
    <style:style style:name="T5" style:family="text" style:parent-style-name="Code_20_Inline">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text:list-style style:name="L1">
      <text:list-level-style-number text:level="1" text:style-name="Numbering_20_Symbols" style:num-format="1">
        <style:list-level-properties text:space-before="0.25in"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2">
      <text:list-level-style-number text:level="1" text:style-name="Numbering_20_Symbols" style:num-format="1">
        <style:list-level-properties text:space-before="0.25in"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3">
      <text:list-level-style-number text:level="1" text:style-name="Numbering_20_Symbols" style:num-format="1">
        <style:list-level-properties text:space-before="0.25in"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4">
      <text:list-level-style-number text:level="1" text:style-name="Numbering_20_Symbols" style:num-format="1">
        <style:list-level-properties text:space-before="0.25in"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tracked-changes>
        <text:changed-region text:id="ct1254861264">
          <text:insertion>
            <office:change-info>
              <dc:creator>Ray Lischner</dc:creator>
              <dc:date>2006-08-08T14:39:00</dc:date>
            </office:change-info>
          </text:insertion>
        </text:changed-region>
        <text:changed-region text:id="ct1262142576">
          <text:insertion>
            <office:change-info>
              <dc:creator>Ray Lischner</dc:creator>
              <dc:date>2006-08-08T14:40:00</dc:date>
            </office:change-info>
          </text:insertion>
        </text:changed-region>
        <text:changed-region text:id="ct1262228044">
          <text:insertion>
            <office:change-info>
              <dc:creator>Ray Lischner</dc:creator>
              <dc:date>2006-08-08T14:25:00</dc:date>
            </office:change-info>
          </text:insertion>
        </text:changed-region>
        <text:changed-region text:id="ct1254891276">
          <text:insertion>
            <office:change-info>
              <dc:creator>Francis Glassborow</dc:creator>
              <dc:date>2006-07-10T23:38:00</dc:date>
            </office:change-info>
          </text:insertion>
        </text:changed-region>
        <text:changed-region text:id="ct1261784024">
          <text:deletion>
            <office:change-info>
              <dc:creator>Ray Lischner</dc:creator>
              <dc:date>2006-08-08T14:25:00</dc:date>
            </office:change-info>
            <text:p text:style-name="Code">&lt;&lt; </text:p>
          </text:deletion>
        </text:changed-region>
        <text:changed-region text:id="ct1261781224">
          <text:insertion>
            <office:change-info>
              <dc:creator>Ray Lischner</dc:creator>
              <dc:date>2006-08-08T14:38:00</dc:date>
            </office:change-info>
          </text:insertion>
        </text:changed-region>
        <text:changed-region text:id="ct1254512420">
          <text:deletion>
            <office:change-info>
              <dc:creator>Ray Lischner</dc:creator>
              <dc:date>2006-08-08T14:25:00</dc:date>
            </office:change-info>
            <text:p text:style-name="Code">\n</text:p>
          </text:deletion>
        </text:changed-region>
        <text:changed-region text:id="ct1262230508">
          <text:insertion>
            <office:change-info>
              <dc:creator>Francis Glassborow</dc:creator>
              <dc:date>2006-07-10T23:34:00</dc:date>
            </office:change-info>
          </text:insertion>
        </text:changed-region>
        <text:changed-region text:id="ct1261783912">
          <text:insertion>
            <office:change-info>
              <dc:creator>Ray Lischner</dc:creator>
              <dc:date>2006-08-08T14:24:00</dc:date>
            </office:change-info>
          </text:insertion>
        </text:changed-region>
        <text:changed-region text:id="ct1254861936">
          <text:deletion>
            <office:change-info>
              <dc:creator>Matthew Moodie</dc:creator>
              <dc:date>2006-07-24T17:50:00</dc:date>
            </office:change-info>
            <text:p text:style-name="Body_20_Text_20_Cont">,</text:p>
          </text:deletion>
        </text:changed-region>
        <text:changed-region text:id="ct1261251668">
          <text:insertion>
            <office:change-info>
              <dc:creator>Matthew Moodie</dc:creator>
              <dc:date>2006-07-24T17:50:00</dc:date>
            </office:change-info>
          </text:insertion>
        </text:changed-region>
        <text:changed-region text:id="ct1256041884">
          <text:insertion>
            <office:change-info>
              <dc:creator>Ray Lischner</dc:creator>
              <dc:date>2006-08-08T14:26:00</dc:date>
            </office:change-info>
          </text:insertion>
        </text:changed-region>
        <text:changed-region text:id="ct1262207672">
          <text:deletion>
            <office:change-info>
              <dc:creator>Ray Lischner</dc:creator>
              <dc:date>2006-08-08T14:26:00</dc:date>
            </office:change-info>
            <text:p text:style-name="Body_20_Text_20_Cont">23</text:p>
          </text:deletion>
        </text:changed-region>
        <text:changed-region text:id="ct1260384400">
          <text:insertion>
            <office:change-info>
              <dc:creator>Ray Lischner</dc:creator>
              <dc:date>2006-08-08T14:40:00</dc:date>
            </office:change-info>
          </text:insertion>
        </text:changed-region>
        <text:changed-region text:id="ct1260384736">
          <text:insertion>
            <office:change-info>
              <dc:creator>Ray Lischner</dc:creator>
              <dc:date>2006-08-08T14:26:00</dc:date>
            </office:change-info>
          </text:insertion>
        </text:changed-region>
        <text:changed-region text:id="ct1260385408">
          <text:deletion>
            <office:change-info>
              <dc:creator>Ray Lischner</dc:creator>
              <dc:date>2006-08-08T14:26:00</dc:date>
            </office:change-info>
            <text:p text:style-name="Code">&lt;&lt; </text:p>
          </text:deletion>
        </text:changed-region>
        <text:changed-region text:id="ct1262291056">
          <text:insertion>
            <office:change-info>
              <dc:creator>Ray Lischner</dc:creator>
              <dc:date>2006-08-08T14:38:00</dc:date>
            </office:change-info>
          </text:insertion>
        </text:changed-region>
        <text:changed-region text:id="ct1261259080">
          <text:deletion>
            <office:change-info>
              <dc:creator>Ray Lischner</dc:creator>
              <dc:date>2006-08-08T14:26:00</dc:date>
            </office:change-info>
            <text:p text:style-name="Code">\n</text:p>
          </text:deletion>
        </text:changed-region>
        <text:changed-region text:id="ct1262142240">
          <text:deletion>
            <office:change-info>
              <dc:creator>Ray Lischner</dc:creator>
              <dc:date>2006-08-08T14:26:00</dc:date>
            </office:change-info>
            <text:p text:style-name="Code">"</text:p>
          </text:deletion>
        </text:changed-region>
        <text:changed-region text:id="ct1254888588">
          <text:insertion>
            <office:change-info>
              <dc:creator>Ray Lischner</dc:creator>
              <dc:date>2006-08-08T14:26:00</dc:date>
            </office:change-info>
          </text:insertion>
        </text:changed-region>
        <text:changed-region text:id="ct1261243020">
          <text:deletion>
            <office:change-info>
              <dc:creator>Ray Lischner</dc:creator>
              <dc:date>2006-08-08T14:26:00</dc:date>
            </office:change-info>
            <text:p text:style-name="Code">"</text:p>
          </text:deletion>
        </text:changed-region>
        <text:changed-region text:id="ct1254883480">
          <text:insertion>
            <office:change-info>
              <dc:creator>Ray Lischner</dc:creator>
              <dc:date>2006-08-08T14:26:00</dc:date>
            </office:change-info>
          </text:insertion>
        </text:changed-region>
        <text:changed-region text:id="ct1261893516">
          <text:deletion>
            <office:change-info>
              <dc:creator>Ray Lischner</dc:creator>
              <dc:date>2006-08-09T12:20:00</dc:date>
            </office:change-info>
            <text:p text:style-name="Body_20_Text">s</text:p>
          </text:deletion>
        </text:changed-region>
        <text:changed-region text:id="ct1262350932">
          <text:deletion>
            <office:change-info>
              <dc:creator>Ray Lischner</dc:creator>
              <dc:date>2006-08-09T12:21:00</dc:date>
            </office:change-info>
            <text:p text:style-name="Body_20_Text">This trick applies only to strings. </text:p>
          </text:deletion>
        </text:changed-region>
        <text:changed-region text:id="ct1261249540">
          <text:insertion>
            <office:change-info>
              <dc:creator>Ray Lischner</dc:creator>
              <dc:date>2006-08-09T12:21:00</dc:date>
            </office:change-info>
          </text:insertion>
        </text:changed-region>
        <text:changed-region text:id="ct1255079552">
          <text:deletion>
            <office:change-info>
              <dc:creator>Ray Lischner</dc:creator>
              <dc:date>2006-08-08T14:27:00</dc:date>
            </office:change-info>
            <text:p text:style-name="Code_20_First">"</text:p>
          </text:deletion>
        </text:changed-region>
        <text:changed-region text:id="ct1252671352">
          <text:insertion>
            <office:change-info>
              <dc:creator>Ray Lischner</dc:creator>
              <dc:date>2006-08-08T14:27:00</dc:date>
            </office:change-info>
          </text:insertion>
        </text:changed-region>
        <text:changed-region text:id="ct1261893964">
          <text:insertion>
            <office:change-info>
              <dc:creator>Ray Lischner</dc:creator>
              <dc:date>2006-08-08T14:27:00</dc:date>
            </office:change-info>
          </text:insertion>
        </text:changed-region>
        <text:changed-region text:id="ct1261250548">
          <text:deletion>
            <office:change-info>
              <dc:creator>Ray Lischner</dc:creator>
              <dc:date>2006-08-08T14:27:00</dc:date>
            </office:change-info>
            <text:p text:style-name="Code_20_First">"</text:p>
          </text:deletion>
        </text:changed-region>
        <text:changed-region text:id="ct1262351268">
          <text:deletion>
            <office:change-info>
              <dc:creator>Ray Lischner</dc:creator>
              <dc:date>2006-08-08T14:27:00</dc:date>
            </office:change-info>
            <text:p text:style-name="Code">"</text:p>
          </text:deletion>
        </text:changed-region>
        <text:changed-region text:id="ct1261241564">
          <text:insertion>
            <office:change-info>
              <dc:creator>Ray Lischner</dc:creator>
              <dc:date>2006-08-08T14:27:00</dc:date>
            </office:change-info>
          </text:insertion>
        </text:changed-region>
        <text:changed-region text:id="ct1262355816">
          <text:deletion>
            <office:change-info>
              <dc:creator>Ray Lischner</dc:creator>
              <dc:date>2006-08-08T14:27:00</dc:date>
            </office:change-info>
            <text:p text:style-name="Code">"</text:p>
          </text:deletion>
        </text:changed-region>
        <text:changed-region text:id="ct1243630892">
          <text:insertion>
            <office:change-info>
              <dc:creator>Ray Lischner</dc:creator>
              <dc:date>2006-08-08T14:27:00</dc:date>
            </office:change-info>
          </text:insertion>
        </text:changed-region>
        <text:changed-region text:id="ct1262351604">
          <text:deletion>
            <office:change-info>
              <dc:creator>Ray Lischner</dc:creator>
              <dc:date>2006-08-08T14:27:00</dc:date>
            </office:change-info>
            <text:p text:style-name="Code_20_Last">"</text:p>
          </text:deletion>
        </text:changed-region>
        <text:changed-region text:id="ct1255354860">
          <text:insertion>
            <office:change-info>
              <dc:creator>Ray Lischner</dc:creator>
              <dc:date>2006-08-08T14:27:00</dc:date>
            </office:change-info>
          </text:insertion>
        </text:changed-region>
        <text:changed-region text:id="ct1255079664">
          <text:insertion>
            <office:change-info>
              <dc:creator>Ray Lischner</dc:creator>
              <dc:date>2006-08-08T14:27:00</dc:date>
            </office:change-info>
          </text:insertion>
        </text:changed-region>
        <text:changed-region text:id="ct1262207000">
          <text:deletion>
            <office:change-info>
              <dc:creator>Ray Lischner</dc:creator>
              <dc:date>2006-08-08T14:27:00</dc:date>
            </office:change-info>
            <text:p text:style-name="Code_20_Last">"</text:p>
          </text:deletion>
        </text:changed-region>
        <text:changed-region text:id="ct1254267776">
          <text:insertion>
            <office:change-info>
              <dc:creator>Ray Lischner</dc:creator>
              <dc:date>2006-08-08T14:28:00</dc:date>
            </office:change-info>
          </text:insertion>
        </text:changed-region>
        <text:changed-region text:id="ct1280280904">
          <text:insertion>
            <office:change-info>
              <dc:creator>Francis Glassborow</dc:creator>
              <dc:date>2006-07-10T23:49:00</dc:date>
            </office:change-info>
          </text:insertion>
        </text:changed-region>
        <text:changed-region text:id="ct1254888924">
          <text:insertion>
            <office:change-info>
              <dc:creator>Ray Lischner</dc:creator>
              <dc:date>2006-08-08T14:28:00</dc:date>
            </office:change-info>
          </text:insertion>
        </text:changed-region>
        <text:changed-region text:id="ct1255422528">
          <text:deletion>
            <office:change-info>
              <dc:creator>Ray Lischner</dc:creator>
              <dc:date>2006-08-08T14:38:00</dc:date>
            </office:change-info>
            <text:p text:style-name="Code">&lt;&lt;</text:p>
          </text:deletion>
        </text:changed-region>
        <text:changed-region text:id="ct1262311648">
          <text:insertion>
            <office:change-info>
              <dc:creator>Ray Lischner</dc:creator>
              <dc:date>2006-08-08T14:38:00</dc:date>
            </office:change-info>
          </text:insertion>
        </text:changed-region>
        <text:changed-region text:id="ct1261250100">
          <text:deletion>
            <office:change-info>
              <dc:creator>Ray Lischner</dc:creator>
              <dc:date>2006-08-08T14:28:00</dc:date>
            </office:change-info>
            <text:p text:style-name="Code">\n</text:p>
          </text:deletion>
        </text:changed-region>
        <text:changed-region text:id="ct1261249652">
          <text:deletion>
            <office:change-info>
              <dc:creator>Ray Lischner</dc:creator>
              <dc:date>2006-08-08T14:29:00</dc:date>
            </office:change-info>
            <text:p text:style-name="Code">"</text:p>
          </text:deletion>
        </text:changed-region>
        <text:changed-region text:id="ct1261770420">
          <text:insertion>
            <office:change-info>
              <dc:creator>Ray Lischner</dc:creator>
              <dc:date>2006-08-08T14:29:00</dc:date>
            </office:change-info>
          </text:insertion>
        </text:changed-region>
        <text:changed-region text:id="ct1261770308">
          <text:insertion>
            <office:change-info>
              <dc:creator>Ray Lischner</dc:creator>
              <dc:date>2006-08-08T14:29:00</dc:date>
            </office:change-info>
          </text:insertion>
        </text:changed-region>
        <text:changed-region text:id="ct1261770196">
          <text:deletion>
            <office:change-info>
              <dc:creator>Ray Lischner</dc:creator>
              <dc:date>2006-08-08T14:29:00</dc:date>
            </office:change-info>
            <text:p text:style-name="Code">"</text:p>
          </text:deletion>
        </text:changed-region>
        <text:changed-region text:id="ct1262210024">
          <text:deletion>
            <office:change-info>
              <dc:creator>Ray Lischner</dc:creator>
              <dc:date>2006-08-08T14:28:00</dc:date>
            </office:change-info>
            <text:p text:style-name="Code">"</text:p>
          </text:deletion>
        </text:changed-region>
        <text:changed-region text:id="ct1262210136">
          <text:insertion>
            <office:change-info>
              <dc:creator>Ray Lischner</dc:creator>
              <dc:date>2006-08-08T14:28:00</dc:date>
            </office:change-info>
          </text:insertion>
        </text:changed-region>
        <text:changed-region text:id="ct1261248868">
          <text:insertion>
            <office:change-info>
              <dc:creator>Ray Lischner</dc:creator>
              <dc:date>2006-08-08T14:28:00</dc:date>
            </office:change-info>
          </text:insertion>
        </text:changed-region>
        <text:changed-region text:id="ct1254885608">
          <text:deletion>
            <office:change-info>
              <dc:creator>Ray Lischner</dc:creator>
              <dc:date>2006-08-08T14:28:00</dc:date>
            </office:change-info>
            <text:p text:style-name="Code">"</text:p>
          </text:deletion>
        </text:changed-region>
        <text:changed-region text:id="ct1254885496">
          <text:insertion>
            <office:change-info>
              <dc:creator>Francis Glassborow</dc:creator>
              <dc:date>2006-07-10T23:50:00</dc:date>
            </office:change-info>
          </text:insertion>
        </text:changed-region>
        <text:changed-region text:id="ct1262141568">
          <text:deletion>
            <office:change-info>
              <dc:creator>Ray Lischner</dc:creator>
              <dc:date>2006-09-20T13:44:00</dc:date>
            </office:change-info>
            <text:p text:style-name="Body_20_Text"><text:span text:style-name="T1">declare</text:span></text:p>
          </text:deletion>
        </text:changed-region>
        <text:changed-region text:id="ct1254268336">
          <text:insertion>
            <office:change-info>
              <dc:creator>Ray Lischner</dc:creator>
              <dc:date>2006-09-20T13:44:00</dc:date>
            </office:change-info>
          </text:insertion>
        </text:changed-region>
        <text:changed-region text:id="ct1246270480">
          <text:insertion>
            <office:change-info>
              <dc:creator>Ray Lischner</dc:creator>
              <dc:date>2006-09-20T13:51:00</dc:date>
            </office:change-info>
          </text:insertion>
        </text:changed-region>
        <text:changed-region text:id="ct1246269584">
          <text:deletion>
            <office:change-info>
              <dc:creator>Ray Lischner</dc:creator>
              <dc:date>2006-09-20T13:51:00</dc:date>
            </office:change-info>
            <text:p text:style-name="Code_20_Caption">clar</text:p>
          </text:deletion>
        </text:changed-region>
        <text:changed-region text:id="ct1261769748">
          <text:insertion>
            <office:change-info>
              <dc:creator>Matthew Moodie</dc:creator>
              <dc:date>2006-07-24T18:01:00</dc:date>
            </office:change-info>
          </text:insertion>
        </text:changed-region>
        <text:changed-region text:id="ct1261242236">
          <text:insertion>
            <office:change-info>
              <dc:creator>Ray Lischner</dc:creator>
              <dc:date>2006-09-20T13:46:00</dc:date>
            </office:change-info>
          </text:insertion>
        </text:changed-region>
        <text:changed-region text:id="ct1261260648">
          <text:insertion>
            <office:change-info>
              <dc:creator>Ray Lischner</dc:creator>
              <dc:date>2006-08-09T12:22:00</dc:date>
            </office:change-info>
          </text:insertion>
        </text:changed-region>
        <text:changed-region text:id="ct1261242460">
          <text:deletion>
            <office:change-info>
              <dc:creator>Ray Lischner</dc:creator>
              <dc:date>2006-09-20T13:44:00</dc:date>
            </office:change-info>
            <text:p text:style-name="Body_20_Text">declare</text:p>
          </text:deletion>
        </text:changed-region>
        <text:changed-region text:id="ct1256038748">
          <text:insertion>
            <office:change-info>
              <dc:creator>Ray Lischner</dc:creator>
              <dc:date>2006-09-20T13:44:00</dc:date>
            </office:change-info>
          </text:insertion>
        </text:changed-region>
        <text:changed-region text:id="ct1256631164">
          <text:insertion>
            <office:change-info>
              <dc:creator>Francis Glassborow</dc:creator>
              <dc:date>2006-07-10T23:53:00</dc:date>
            </office:change-info>
          </text:insertion>
        </text:changed-region>
        <text:changed-region text:id="ct1256629372">
          <text:insertion>
            <office:change-info>
              <dc:creator>Ray Lischner</dc:creator>
              <dc:date>2006-08-08T14:31:00</dc:date>
            </office:change-info>
          </text:insertion>
        </text:changed-region>
        <text:changed-region text:id="ct1261245440">
          <text:insertion>
            <office:change-info>
              <dc:creator>Ray Lischner</dc:creator>
              <dc:date>2006-08-08T14:39:00</dc:date>
            </office:change-info>
          </text:insertion>
        </text:changed-region>
        <text:changed-region text:id="ct1254884824">
          <text:insertion>
            <office:change-info>
              <dc:creator>Ray Lischner</dc:creator>
              <dc:date>2006-08-08T14:39:00</dc:date>
            </office:change-info>
          </text:insertion>
        </text:changed-region>
        <text:changed-region text:id="ct1280280232">
          <text:insertion>
            <office:change-info>
              <dc:creator>Ray Lischner</dc:creator>
              <dc:date>2006-08-08T14:41:00</dc:date>
            </office:change-info>
          </text:insertion>
        </text:changed-region>
        <text:changed-region text:id="ct1261244768">
          <text:deletion>
            <office:change-info>
              <dc:creator>Ray Lischner</dc:creator>
              <dc:date>2006-08-08T14:39:00</dc:date>
            </office:change-info>
            <text:p text:style-name="Code">&lt;&lt;</text:p>
          </text:deletion>
        </text:changed-region>
        <text:changed-region text:id="ct1261244656">
          <text:insertion>
            <office:change-info>
              <dc:creator>Ray Lischner</dc:creator>
              <dc:date>2006-08-08T14:39:00</dc:date>
            </office:change-info>
          </text:insertion>
        </text:changed-region>
        <text:changed-region text:id="ct1261952524">
          <text:deletion>
            <office:change-info>
              <dc:creator>Ray Lischner</dc:creator>
              <dc:date>2006-08-08T14:39:00</dc:date>
            </office:change-info>
            <text:p text:style-name="Code">\n</text:p>
          </text:deletion>
        </text:changed-region>
        <text:changed-region text:id="ct1261952412">
          <text:deletion>
            <office:change-info>
              <dc:creator>Ray Lischner</dc:creator>
              <dc:date>2006-08-08T14:41:00</dc:date>
            </office:change-info>
            <text:p text:style-name="Code">"</text:p>
          </text:deletion>
        </text:changed-region>
        <text:changed-region text:id="ct1262142464">
          <text:insertion>
            <office:change-info>
              <dc:creator>Ray Lischner</dc:creator>
              <dc:date>2006-08-08T14:41:00</dc:date>
            </office:change-info>
          </text:insertion>
        </text:changed-region>
        <text:changed-region text:id="ct1262142352">
          <text:insertion>
            <office:change-info>
              <dc:creator>Ray Lischner</dc:creator>
              <dc:date>2006-08-08T14:41:00</dc:date>
            </office:change-info>
          </text:insertion>
        </text:changed-region>
        <text:changed-region text:id="ct1262145264">
          <text:deletion>
            <office:change-info>
              <dc:creator>Ray Lischner</dc:creator>
              <dc:date>2006-08-08T14:41:00</dc:date>
            </office:change-info>
            <text:p text:style-name="Code">"</text:p>
          </text:deletion>
        </text:changed-region>
        <text:changed-region text:id="ct1255354636">
          <text:deletion>
            <office:change-info>
              <dc:creator>Ray Lischner</dc:creator>
              <dc:date>2006-08-08T14:41:00</dc:date>
            </office:change-info>
            <text:p text:style-name="Code">"</text:p>
          </text:deletion>
        </text:changed-region>
        <text:changed-region text:id="ct1243627868">
          <text:insertion>
            <office:change-info>
              <dc:creator>Ray Lischner</dc:creator>
              <dc:date>2006-08-08T14:41:00</dc:date>
            </office:change-info>
          </text:insertion>
        </text:changed-region>
        <text:changed-region text:id="ct1262208568">
          <text:insertion>
            <office:change-info>
              <dc:creator>Ray Lischner</dc:creator>
              <dc:date>2006-08-08T14:41:00</dc:date>
            </office:change-info>
          </text:insertion>
        </text:changed-region>
        <text:changed-region text:id="ct1262228380">
          <text:deletion>
            <office:change-info>
              <dc:creator>Ray Lischner</dc:creator>
              <dc:date>2006-08-08T14:41:00</dc:date>
            </office:change-info>
            <text:p text:style-name="Code">"</text:p>
          </text:deletion>
        </text:changed-region>
        <text:changed-region text:id="ct1261951068">
          <text:insertion>
            <office:change-info>
              <dc:creator>Francis Glassborow</dc:creator>
              <dc:date>2006-07-10T23:56:00</dc:date>
            </office:change-info>
          </text:insertion>
        </text:changed-region>
        <text:changed-region text:id="ct1254890492">
          <text:insertion>
            <office:change-info>
              <dc:creator>Ray Lischner</dc:creator>
              <dc:date>2006-08-08T14:33:00</dc:date>
            </office:change-info>
          </text:insertion>
        </text:changed-region>
        <text:changed-region text:id="ct1262352724">
          <text:insertion>
            <office:change-info>
              <dc:creator>Ray Lischner</dc:creator>
              <dc:date>2006-08-08T14:34:00</dc:date>
            </office:change-info>
          </text:insertion>
        </text:changed-region>
        <text:changed-region text:id="ct1252670904">
          <text:insertion>
            <office:change-info>
              <dc:creator>Ray Lischner</dc:creator>
              <dc:date>2006-08-08T14:35:00</dc:date>
            </office:change-info>
          </text:insertion>
        </text:changed-region>
        <text:changed-region text:id="ct1256630940">
          <text:insertion>
            <office:change-info>
              <dc:creator>Ray Lischner</dc:creator>
              <dc:date>2006-08-08T14:36:00</dc:date>
            </office:change-info>
          </text:insertion>
        </text:changed-region>
        <text:changed-region text:id="ct1262143584">
          <text:deletion>
            <office:change-info>
              <dc:creator>Ray Lischner</dc:creator>
              <dc:date>2006-08-09T12:26:00</dc:date>
            </office:change-info>
            <text:p text:style-name="Body_20_Text">The rule</text:p>
          </text:deletion>
        </text:changed-region>
        <text:changed-region text:id="ct1262230732">
          <text:insertion>
            <office:change-info>
              <dc:creator>Ray Lischner</dc:creator>
              <dc:date>2006-08-09T12:26:00</dc:date>
            </office:change-info>
          </text:insertion>
        </text:changed-region>
        <text:changed-region text:id="ct1261250996">
          <text:deletion>
            <office:change-info>
              <dc:creator>Ray Lischner</dc:creator>
              <dc:date>2006-08-09T12:26:00</dc:date>
            </office:change-info>
            <text:p text:style-name="Body_20_Text"><text:s/>in</text:p>
          </text:deletion>
        </text:changed-region>
        <text:changed-region text:id="ct1261237464">
          <text:insertion>
            <office:change-info>
              <dc:creator>Ray Lischner</dc:creator>
              <dc:date>2006-08-09T12:26:00</dc:date>
            </office:change-info>
          </text:insertion>
        </text:changed-region>
        <text:changed-region text:id="ct1262351492">
          <text:deletion>
            <office:change-info>
              <dc:creator>Ray Lischner</dc:creator>
              <dc:date>2006-08-09T12:26:00</dc:date>
            </office:change-info>
            <text:p text:style-name="Body_20_Text">do</text:p>
          </text:deletion>
        </text:changed-region>
        <text:changed-region text:id="ct1262351940">
          <text:insertion>
            <office:change-info>
              <dc:creator>Ray Lischner</dc:creator>
              <dc:date>2006-08-08T14:37:00</dc:date>
            </office:change-info>
          </text:insertion>
        </text:changed-region>
        <text:changed-region text:id="ct1262352948">
          <text:insertion>
            <office:change-info>
              <dc:creator>Ray Lischner</dc:creator>
              <dc:date>2006-08-09T12:27:00</dc:date>
            </office:change-info>
          </text:insertion>
        </text:changed-region>
        <text:changed-region text:id="ct1262356936">
          <text:insertion>
            <office:change-info>
              <dc:creator>Ray Lischner</dc:creator>
              <dc:date>2006-08-09T12:28:00</dc:date>
            </office:change-info>
          </text:insertion>
        </text:changed-region>
        <text:changed-region text:id="ct1262352164">
          <text:insertion>
            <office:change-info>
              <dc:creator>Matthew Moodie</dc:creator>
              <dc:date>2006-07-24T18:03:00</dc:date>
            </office:change-info>
          </text:insertion>
        </text:changed-region>
        <text:changed-region text:id="ct1261772100">
          <text:deletion>
            <office:change-info>
              <dc:creator>Ray Lischner</dc:creator>
              <dc:date>2006-09-20T13:44:00</dc:date>
            </office:change-info>
            <text:p text:style-name="Body_20_Text">declare</text:p>
          </text:deletion>
        </text:changed-region>
        <text:changed-region text:id="ct1261781000">
          <text:insertion>
            <office:change-info>
              <dc:creator>Ray Lischner</dc:creator>
              <dc:date>2006-09-20T13:44:00</dc:date>
            </office:change-info>
          </text:insertion>
        </text:changed-region>
      </text:tracked-changes>
      <text:variable-decls>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1" office:value-type="float" office:value="1" style:data-style-name="N0"/>Exploration 4</text:p>
      <text:p text:style-name="Chapter_20_Title">Strings</text:p>
      <text:p text:style-name="Body_20_Text_20_First">In earlier explorations, you used quoted character strings as part of each output operation. In this exploration, you will begin to learn how to make your output a little fancier by doing more with strings. Start by reading Listing 4-1.</text:p>
      <text:p text:style-name="Code_20_Caption">Listing 4-1. Different styles of string output.</text:p>
      <text:p text:style-name="Code_20_First">#include &lt;iostream&gt;</text:p>
      <text:p text:style-name="Code">#include &lt;ostream&gt;</text:p>
      <text:p text:style-name="Code"/>
      <text:p text:style-name="Code">int main()</text:p>
      <text:p text:style-name="Code">{</text:p>
      <text:p text:style-name="Code"><text:s text:c="3"/>std::cout &lt;&lt; "Shape\tSides\n<text:change-start text:change-id="ct1254861264"/>"<text:change-end text:change-id="ct1254861264"/><text:change-start text:change-id="ct1262142576"/> &lt;&lt; "<text:change-end text:change-id="ct1262142576"/>-----\t-----\n";</text:p>
      <text:p text:style-name="Code"><text:s text:c="3"/>std::cout &lt;&lt; "Square\t" &lt;&lt; 4<text:change-start text:change-id="ct1262228044"/> &lt;&lt; '\n' &lt;&lt;<text:change-end text:change-id="ct1262228044"/><text:change-start text:change-id="ct1254891276"/><text:hidden-text text:condition="ooow:comment == 1" text:string-value="The line split does not make sense. I would much prefer to see a &lt;&lt; '\n' after the 4 as it aids the readability of the source code"/><text:change-end text:change-id="ct1254891276"/></text:p>
      <text:p text:style-name="Code"><text:s text:c="13"/><text:change text:change-id="ct1261784024"/><text:change-start text:change-id="ct1261781224"/><text:s text:c="3"/><text:change-end text:change-id="ct1261781224"/>"<text:change text:change-id="ct1254512420"/>Circle\t?\n";</text:p>
      <text:p text:style-name="Code_20_Last">}</text:p>
      <text:p text:style-name="P2"><text:change-start text:change-id="ct1262230508"/><text:hidden-text text:condition="ooow:comment == 1" text:string-value="We have the same problem as before. I think you need to introduce std::endl and briefly explain what it does in addition to adding a new line character."/><text:change-end text:change-id="ct1262230508"/><text:change-start text:change-id="ct1261783912"/><text:hidden-text text:condition="ooow:" text:string-value="[RL]I don’t see how endl helps here. Adding an extra flush makes no difference in this program or any of the other sample programs." text:is-hidden="true"/><text:change-end text:change-id="ct1261783912"/><text:span text:style-name="T1">Predict the output from the program in Listing 4-1.</text:span><text:span text:style-name="T2"> </text:span><text:span text:style-name="T3">You might already know what </text:span><text:span text:style-name="T4">\t</text:span><text:span text:style-name="T3"> means, and so this prediction is easy to make. If you don’t know, take a guess.</text:span></text:p>
      <text:p text:style-name="Body_20_Text_20_First">~LLL</text:p>
      <text:p text:style-name="P2">Now check your answer. Were you correct? <text:span text:style-name="T1">So what does </text:span><text:span text:style-name="T5">\t</text:span><text:span text:style-name="T1"> mean?</text:span></text:p>
      <text:p text:style-name="Body_20_Text_20_First">~LLL</text:p>
      <text:p text:style-name="Body_20_Text_20_Cont">Inside a string, the backslash (<text:span text:style-name="Code_20_Inline">\</text:span>) is a special, even magical, character. It changes the meaning of the character that follows it. You have already seen how <text:span text:style-name="Code_20_Inline">\n</text:span> starts a new line. Now you know that <text:span text:style-name="Code_20_Inline">\t</text:span> is a horizontal tab<text:change text:change-id="ct1254861936"/><text:change-start text:change-id="ct1261251668"/>:<text:change-end text:change-id="ct1261251668"/> that is, it aligns the subsequent output at a tab position. In a typical console, tab positions occur every eight character positions.</text:p>
      <text:p text:style-name="P3">How should you print a double-quote character in a string?</text:p>
      <text:p text:style-name="Body_20_Text_20_First">~LLL</text:p>
      <text:p text:style-name="Body_20_Text">Write a program to test your hypothesis. Run the program. <text:span text:style-name="T1">Were you correct?</text:span></text:p>
      <text:p text:style-name="Body_20_Text_20_First">~LLL</text:p>
      <text:p text:style-name="Body_20_Text">Compare your program with Listing 4-2.</text:p>
      <text:p text:style-name="Code_20_Caption">Listing 4-2. Print a double-quote character.</text:p>
      <text:p text:style-name="Code_20_First">#include &lt;iostream&gt;</text:p>
      <text:p text:style-name="Code">#include &lt;ostream&gt;</text:p>
      <text:p text:style-name="Code"/>
      <text:p text:style-name="Code">int main()</text:p>
      <text:p text:style-name="Code">{</text:p>
      <text:p text:style-name="Code"><text:s text:c="3"/>std::cout &lt;&lt; "\"\n";</text:p>
      <text:p text:style-name="Code_20_Last">}</text:p>
      <text:p text:style-name="Body_20_Text_20_Cont">In this case, the backslash turns a special character into a normal character. C++ recognizes a few other backslash character sequences, but these three are the most commonly used. (You’ll learn a few more when you read about characters, in Exploration <text:change-start text:change-id="ct1256041884"/>15<text:change-end text:change-id="ct1256041884"/><text:change text:change-id="ct1262207672"/>.)</text:p>
      <text:p text:style-name="P3">Now modify Listing 4-1 to add Triangle to the list of shapes.</text:p>
      <text:p text:style-name="Body_20_Text">What does the output look like? Tabs do not automatically align columns, but merely position the output at a tab position. To align columns, you need to take control of the output. One easy way is to use multiple tab characters, as shown in Listing 4-3.</text:p>
      <text:p text:style-name="Code_20_Caption">Listing 4-3. Adding Triangle, and keeping the columns aligned.</text:p>
      <text:list text:style-name="L1">
        <text:list-item>
          <text:p text:style-name="P4">#include &lt;iostream&gt;</text:p>
        </text:list-item>
        <text:list-item>
          <text:p text:style-name="P5">#include &lt;ostream&gt;</text:p>
        </text:list-item>
        <text:list-item>
          <text:p text:style-name="P5"/>
        </text:list-item>
        <text:list-item>
          <text:p text:style-name="P5">int main()</text:p>
        </text:list-item>
        <text:list-item>
          <text:p text:style-name="P5">{</text:p>
        </text:list-item>
        <text:list-item>
          <text:p text:style-name="P5"><text:s text:c="3"/>std::cout &lt;&lt; "Shape\t\tSides\n<text:change-start text:change-id="ct1260384400"/>" &lt;&lt; </text:p>
        </text:list-item>
        <text:list-item>
          <text:p text:style-name="P5"><text:s text:c="16"/>"<text:change-end text:change-id="ct1260384400"/>-----\t\t-----\n";</text:p>
        </text:list-item>
        <text:list-item>
          <text:p text:style-name="P5"><text:s text:c="3"/>std::cout &lt;&lt; "Square\t\t" &lt;&lt; 4<text:change-start text:change-id="ct1260384736"/> &lt;&lt; '\n' &lt;&lt;<text:change-end text:change-id="ct1260384736"/></text:p>
        </text:list-item>
        <text:list-item>
          <text:p text:style-name="P5"><text:s text:c="13"/><text:change text:change-id="ct1260385408"/><text:change-start text:change-id="ct1262291056"/><text:s text:c="3"/><text:change-end text:change-id="ct1262291056"/>"<text:change text:change-id="ct1261259080"/>Circle\t\t?\n"</text:p>
        </text:list-item>
        <text:list-item>
          <text:p text:style-name="P5"><text:s text:c="16"/>"Triangle\t" &lt;&lt; 3 &lt;&lt; <text:change text:change-id="ct1262142240"/><text:change-start text:change-id="ct1254888588"/>'<text:change-end text:change-id="ct1254888588"/>\n<text:change text:change-id="ct1261243020"/><text:change-start text:change-id="ct1254883480"/>'<text:change-end text:change-id="ct1254883480"/>;</text:p>
        </text:list-item>
        <text:list-item>
          <text:p text:style-name="P6">}</text:p>
        </text:list-item>
      </text:list>
      <text:p text:style-name="Body_20_Text">I played a trick on you in Listing 4-3. Look closely at the end of line<text:change text:change-id="ct1261893516"/> 8 and the start of line 9. Notice that the program lacks an output operator (<text:span text:style-name="Code_20_Inline">&lt;&lt;</text:span>) that ordinarily separates all output items. <text:change text:change-id="ct1262350932"/>Anytime you have two (or more) adjacent character strings, the compiler automatically combines them into a single string. <text:change-start text:change-id="ct1261249540"/>This trick applies only to strings, not to characters. <text:change-end text:change-id="ct1261249540"/>Thus, you can write Lines 8 and 9 in many different ways, all meaning exactly the same thing:</text:p>
      <text:p text:style-name="Code_20_First">std::cout &lt;&lt; "\nCircle\t\t?\n" "Triangle\t" &lt;&lt; 3 &lt;&lt; <text:change text:change-id="ct1255079552"/><text:change-start text:change-id="ct1252671352"/>'<text:change-end text:change-id="ct1252671352"/>\n<text:change-start text:change-id="ct1261893964"/>'<text:change-end text:change-id="ct1261893964"/><text:change text:change-id="ct1261250548"/>;</text:p>
      <text:p text:style-name="Code">std::cout &lt;&lt; "\nCircle\t\t?\nTriangle\t" &lt;&lt; 3 &lt;&lt; <text:change text:change-id="ct1262351268"/><text:change-start text:change-id="ct1261241564"/>'<text:change-end text:change-id="ct1261241564"/>\n<text:change text:change-id="ct1262355816"/><text:change-start text:change-id="ct1243630892"/>'<text:change-end text:change-id="ct1243630892"/>;</text:p>
      <text:p text:style-name="Code_20_Last">std::cout &lt;&lt; "\n" "Circle" "\t\t?\n" "Triangle" "\t" &lt;&lt; 3 &lt;&lt; <text:change text:change-id="ct1262351604"/><text:change-start text:change-id="ct1255354860"/>'<text:change-end text:change-id="ct1255354860"/>\n<text:change-start text:change-id="ct1255079664"/>'<text:change-end text:change-id="ct1255079664"/><text:change text:change-id="ct1262207000"/>;</text:p>
      <text:p text:style-name="Body_20_Text">Choose the style that you like best, and stick with it. I like to make a clear break after each newline, so the human who reads my programs can tell where each line ends and a new line begins.</text:p>
      <text:p text:style-name="Body_20_Text">You might be asking yourself why I bothered to print the numbers separately, instead of printing one big string. That’s a good question. In a real program, printing a single string would be best, but in this book, I want to keep reminding you about the various ways you can write an output statement. Imagine, for example, what you would do if you didn’t know beforehand the name of a shape and its number of sides. Perhaps that information is stored in variables, as shown in Listing 4-4.</text:p>
      <text:p text:style-name="Code_20_Caption">Listing 4-4. Printing information that is stored in variables.</text:p>
      <text:list text:style-name="L2">
        <text:list-item>
          <text:p text:style-name="P7">#include &lt;iostream&gt;</text:p>
        </text:list-item>
        <text:list-item>
          <text:p text:style-name="P8">#include &lt;ostream&gt;</text:p>
        </text:list-item>
        <text:list-item>
          <text:p text:style-name="P8">#include &lt;string&gt;</text:p>
        </text:list-item>
        <text:list-item>
          <text:p text:style-name="P8"/>
        </text:list-item>
        <text:list-item>
          <text:p text:style-name="P8">int main()</text:p>
        </text:list-item>
        <text:list-item>
          <text:p text:style-name="P8">{</text:p>
        </text:list-item>
        <text:list-item>
          <text:p text:style-name="P8"><text:s text:c="3"/>std::string shape("Triangle");</text:p>
        </text:list-item>
        <text:list-item>
          <text:p text:style-name="P8"><text:s text:c="3"/>int sides(3);</text:p>
        </text:list-item>
        <text:list-item>
          <text:p text:style-name="P8"/>
        </text:list-item>
        <text:list-item>
          <text:p text:style-name="P8"><text:s text:c="3"/>std::cout &lt;&lt; "Shape\t\tSides\n<text:change-start text:change-id="ct1254267776"/>" &lt;&lt;</text:p>
        </text:list-item>
        <text:list-item>
          <text:p text:style-name="P8"><text:s text:c="16"/>"<text:change-end text:change-id="ct1254267776"/>-----\t\t-----\n";<text:change-start text:change-id="ct1280280904"/><text:hidden-text text:condition="ooow:comment ==1" text:string-value="I will not mention this case again in detail just mark it. However please be consistent with the style you use for output. Personally I prefer to see a new line of output start on a newline (and the previous line end with '\n' or \n&quot;. IOWs I like to identify that when I have gone to a newline  it is because there will be a new line of output and for me the place to look for that information is at the end of the line."/><text:change-end text:change-id="ct1280280904"/></text:p>
        </text:list-item>
        <text:list-item>
          <text:p text:style-name="P8"><text:s text:c="3"/>std::cout &lt;&lt; "Square\t\t" &lt;&lt; 4<text:change-start text:change-id="ct1254888924"/> &lt;&lt; '\n' &lt;&lt;<text:change-end text:change-id="ct1254888924"/></text:p>
        </text:list-item>
        <text:list-item>
          <text:p text:style-name="P8"><text:s text:c="13"/><text:change text:change-id="ct1255422528"/><text:change-start text:change-id="ct1262311648"/><text:s text:c="2"/><text:change-end text:change-id="ct1262311648"/><text:s/>"<text:change text:change-id="ct1261250100"/>Circle\t\t?\n";</text:p>
        </text:list-item>
        <text:list-item>
          <text:p text:style-name="P8"><text:s text:c="3"/>std::cout &lt;&lt; shape &lt;&lt; <text:change text:change-id="ct1261249652"/><text:change-start text:change-id="ct1261770420"/>'<text:change-end text:change-id="ct1261770420"/>\t<text:change-start text:change-id="ct1261770308"/>'<text:change-end text:change-id="ct1261770308"/><text:change text:change-id="ct1261770196"/> &lt;&lt; sides &lt;&lt; <text:change text:change-id="ct1262210024"/><text:change-start text:change-id="ct1262210136"/>'<text:change-end text:change-id="ct1262210136"/>\n<text:change-start text:change-id="ct1261248868"/>'<text:change-end text:change-id="ct1261248868"/><text:change text:change-id="ct1254885608"/>;<text:change-start text:change-id="ct1254885496"/><text:hidden-text text:condition="ooow:comment == 1" text:string-value="again I find it better to place single print control characters in single quotes."/><text:change-end text:change-id="ct1254885496"/></text:p>
        </text:list-item>
        <text:list-item>
          <text:p text:style-name="P9">}</text:p>
        </text:list-item>
      </text:list>
      <text:p text:style-name="Body_20_Text">The type of a string is <text:span text:style-name="Code_20_Inline">std::string</text:span>. You must have <text:span text:style-name="Code_20_Inline">#include</text:span> <text:span text:style-name="Code_20_Inline">&lt;string&gt;</text:span> near the top of your program, to tell the compiler that you are using the <text:span text:style-name="Code_20_Inline">std::string</text:span> type. Line 7 shows how to give an initial value to a string variable. Sometimes, you want the variable to start out empty. <text:span text:style-name="T1">How do you think you would </text:span><text:change text:change-id="ct1262141568"/><text:change-start text:change-id="ct1254268336"/><text:span text:style-name="T1">define</text:span><text:change-end text:change-id="ct1254268336"/><text:span text:style-name="T1"> an empty string variable?</text:span></text:p>
      <text:p text:style-name="Body_20_Text_20_First">~LLL</text:p>
      <text:p text:style-name="Body_20_Text_20_First">~LLL</text:p>
      <text:p text:style-name="P3">Write a program to test your hypothesis.</text:p>
      <text:p text:style-name="Body_20_Text">If you have trouble verifying that the string is truly empty, try printing the string between two other, non-empty strings. Listing 4-5 shows an example.</text:p>
      <text:p text:style-name="Code_20_Caption">Listing 4-5. De<text:change-start text:change-id="ct1246270480"/>fin<text:change-end text:change-id="ct1246270480"/><text:change text:change-id="ct1246269584"/>ing and printing an empty string.</text:p>
      <text:list text:style-name="L3">
        <text:list-item>
          <text:p text:style-name="P10">#include &lt;iostream&gt;</text:p>
        </text:list-item>
        <text:list-item>
          <text:p text:style-name="P11">#include &lt;ostream&gt;</text:p>
        </text:list-item>
        <text:list-item>
          <text:p text:style-name="P11">#include &lt;string&gt;</text:p>
        </text:list-item>
        <text:list-item>
          <text:p text:style-name="P11"/>
        </text:list-item>
        <text:list-item>
          <text:p text:style-name="P11">int main()</text:p>
        </text:list-item>
        <text:list-item>
          <text:p text:style-name="P11">{</text:p>
        </text:list-item>
        <text:list-item>
          <text:p text:style-name="P11"><text:s text:c="3"/>std::string empty;<text:change-start text:change-id="ct1261769748"/><text:hidden-text text:condition="ooow:" text:string-value="You don't explicitly state that to declare an empty variable, you just give it a name. While some people may find it obvious, I think you need to make it explicit what you've done here." text:is-hidden="true"/><text:change-end text:change-id="ct1261769748"/><text:change-start text:change-id="ct1261242236"/><text:hidden-text text:condition="ooow:" text:string-value="[RL]THat is the point of this exercise: to discover how to define an empty string variable." text:is-hidden="true"/><text:change-end text:change-id="ct1261242236"/></text:p>
        </text:list-item>
        <text:list-item>
          <text:p text:style-name="P11"><text:s text:c="3"/>std::cout &lt;&lt; "|" &lt;&lt; empty &lt;&lt; "|\n";</text:p>
        </text:list-item>
        <text:list-item>
          <text:p text:style-name="P12">}</text:p>
        </text:list-item>
      </text:list>
      <text:p text:style-name="Body_20_Text">Compare your program with Listing 4-5. <text:span text:style-name="T1">Which do you prefer? ~SSS</text:span></text:p>
      <text:p text:style-name="P3">Why?</text:p>
      <text:p text:style-name="Body_20_Text_20_First">~LLL</text:p>
      <text:p text:style-name="Body_20_Text_20_First">~LLL</text:p>
      <text:p text:style-name="Body_20_Text"><text:change-start text:change-id="ct1261260648"/>You may have tried to define an empty string with empty parentheses, extrapolating from the definitions of <text:span text:style-name="Code_20_Inline">shape</text:span> and <text:span text:style-name="Code_20_Inline">sides</text:span> in Listing 4-4. Your reasoning is completely logical, but in this case, C++ works differently. To define a variable with no initial value, omit the parentheses entirely.</text:p>
      <text:p text:style-name="Body_20_Text"><text:change-end text:change-id="ct1261260648"/>When you <text:change text:change-id="ct1261242460"/><text:change-start text:change-id="ct1256038748"/>define<text:change-end text:change-id="ct1256038748"/> a string variable with no initial value, C++ guarantees that the string is initially empty. <text:span text:style-name="T1">Modify Listing 4-4 so the </text:span><text:span text:style-name="T5">shape</text:span><text:span text:style-name="T1"> and </text:span><text:span text:style-name="T5">sides</text:span><text:span text:style-name="T1"> </text:span><text:change-start text:change-id="ct1256631164"/><text:span text:style-name="T1"><text:hidden-text text:condition="ooow:comment == 1" text:string-value="You keep introducing undefined behaviour. This leads readers into bad habits. They have enough to cope with learning to code well. "/></text:span><text:change-end text:change-id="ct1256631164"/><text:change-start text:change-id="ct1256629372"/><text:span text:style-name="T1"><text:hidden-text text:condition="ooow:" text:string-value="[RL]Sometimes, readers need to be shown what NOT to do in graphic terms. The desktop tools that most, if not all, readers will use will not crash or abort when the programs run with uninitialized variables, but will merely issue warnings at compile time and print garbage at runtime." text:is-hidden="true"/></text:span><text:change-end text:change-id="ct1256629372"/><text:span text:style-name="T1">variables are uninitialized. Predict the output of the program:</text:span></text:p>
      <text:p text:style-name="Body_20_Text_20_First">~LLL</text:p>
      <text:p text:style-name="Body_20_Text_20_First">~LLL</text:p>
      <text:p text:style-name="P3">What happened? Explain.</text:p>
      <text:p text:style-name="Body_20_Text_20_First">~LLL</text:p>
      <text:p text:style-name="Body_20_Text_20_First">~LLL</text:p>
      <text:p text:style-name="Body_20_Text_20_First">~LLL</text:p>
      <text:p text:style-name="Body_20_Text">Your program should look like Listing 4-6.</text:p>
      <text:p text:style-name="Code_20_Caption">Listing 4-6. Demonstrating uninitialized variables.</text:p>
      <text:list text:style-name="L4">
        <text:list-item>
          <text:p text:style-name="P13">#include &lt;iostream&gt;</text:p>
        </text:list-item>
        <text:list-item>
          <text:p text:style-name="P14">#include &lt;ostream&gt;</text:p>
        </text:list-item>
        <text:list-item>
          <text:p text:style-name="P14">#include &lt;string&gt;</text:p>
        </text:list-item>
        <text:list-item>
          <text:p text:style-name="P14"/>
        </text:list-item>
        <text:list-item>
          <text:p text:style-name="P14">int main()</text:p>
        </text:list-item>
        <text:list-item>
          <text:p text:style-name="P14">{</text:p>
        </text:list-item>
        <text:list-item>
          <text:p text:style-name="P14"><text:s text:c="3"/>std::string shape;</text:p>
        </text:list-item>
        <text:list-item>
          <text:p text:style-name="P14"><text:s text:c="3"/>int sides;</text:p>
        </text:list-item>
        <text:list-item>
          <text:p text:style-name="P14"/>
        </text:list-item>
        <text:list-item>
          <text:p text:style-name="P14"><text:s text:c="3"/>std::cout &lt;&lt; "Shape\t\tSides\n<text:change-start text:change-id="ct1261245440"/>" &lt;&lt;</text:p>
        </text:list-item>
        <text:list-item>
          <text:p text:style-name="P14"><text:s text:c="16"/>"<text:change-end text:change-id="ct1261245440"/>-----\t\t-----\n";</text:p>
        </text:list-item>
        <text:list-item>
          <text:p text:style-name="P14"><text:s text:c="3"/>std::cout &lt;&lt; "Square\t\t" &lt;&lt; 4<text:change-start text:change-id="ct1254884824"/> &lt;&lt; '\n'<text:change-end text:change-id="ct1254884824"/><text:change-start text:change-id="ct1280280232"/> &lt;&lt;<text:change-end text:change-id="ct1280280232"/></text:p>
        </text:list-item>
        <text:list-item>
          <text:p text:style-name="P14"><text:s text:c="13"/><text:change text:change-id="ct1261244768"/><text:change-start text:change-id="ct1261244656"/><text:s text:c="2"/><text:change-end text:change-id="ct1261244656"/><text:s/>"<text:change text:change-id="ct1261952524"/>Circle\t\t?\n";</text:p>
        </text:list-item>
        <text:list-item>
          <text:p text:style-name="P14"><text:s text:c="3"/>std::cout &lt;&lt; shape &lt;&lt; <text:change text:change-id="ct1261952412"/><text:change-start text:change-id="ct1262142464"/>'<text:change-end text:change-id="ct1262142464"/>\t<text:change-start text:change-id="ct1262142352"/>'<text:change-end text:change-id="ct1262142352"/><text:change text:change-id="ct1262145264"/> &lt;&lt; sides &lt;&lt; <text:change text:change-id="ct1255354636"/><text:change-start text:change-id="ct1243627868"/>'<text:change-end text:change-id="ct1243627868"/>\n<text:change-start text:change-id="ct1262208568"/>'<text:change-end text:change-id="ct1262208568"/><text:change text:change-id="ct1262228380"/>;</text:p>
        </text:list-item>
        <text:list-item>
          <text:p text:style-name="P15">}</text:p>
        </text:list-item>
      </text:list>
      <text:p text:style-name="Body_20_Text">When I run Listing 4-6, I get different answers when I use different compilers and platforms. One of the answers I get is:</text:p>
      <text:p text:style-name="Results_20_First">Shape <text:s text:c="10"/>Sides</text:p>
      <text:p text:style-name="Results">----- <text:s text:c="10"/>-----</text:p>
      <text:p text:style-name="Results">Square <text:s text:c="9"/>4</text:p>
      <text:p text:style-name="Results">Circle <text:s text:c="9"/>?</text:p>
      <text:p text:style-name="Results_20_Last"><text:s text:c="8"/>4226851</text:p>
      <text:p text:style-name="Body_20_Text_20_Cont">With another compiler on another platform, the final number is <text:span text:style-name="Code_20_Inline">0</text:span>. Another compiler’s program prints <text:span text:style-name="Code_20_Inline">-858993460</text:span> as the final number<text:change-start text:change-id="ct1261951068"/><text:hidden-text text:condition="ooow:comment == 1" text:string-value="and on another compiler the program aborts. I am not happy with such code."/><text:change-end text:change-id="ct1261951068"/>.<text:change-start text:change-id="ct1254890492"/> Some systems might even crash instead of printing the value of <text:span text:style-name="Code_20_Inline">shape</text:span> or <text:span text:style-name="Code_20_Inline">sides</text:span>.<text:change-end text:change-id="ct1254890492"/></text:p>
      <text:p text:style-name="Body_20_Text">Isn’t that curious? If you do not supply an initial value for a variable of type <text:span text:style-name="Code_20_Inline">std::string</text:span>, C++ makes sure the variable starts out with an initial value, namely, an empty string. On the other hand, if the variable has type <text:span text:style-name="Code_20_Inline">int</text:span>, you cannot tell what the initial value will actually be<text:change-start text:change-id="ct1262352724"/>, and in fact, you cannot even tell whether the program will run<text:change-end text:change-id="ct1262352724"/>.<text:change-start text:change-id="ct1252670904"/> This is known as <text:span text:style-name="T6">undefined behavior</text:span><text:span text:style-name="T7">. The standard permits the C++ compiler and runtime environment to do anything, absolutely anything,</text:span><text:change-end text:change-id="ct1252670904"/><text:change-start text:change-id="ct1256630940"/><text:span text:style-name="T7"> when confronted with certain erroneous situations, such as accessing an uninitialized variable.</text:span><text:change-end text:change-id="ct1256630940"/></text:p>
      <text:p text:style-name="Body_20_Text"><text:change text:change-id="ct1262143584"/><text:change-start text:change-id="ct1262230732"/>A design goal of<text:change-end text:change-id="ct1262230732"/><text:change text:change-id="ct1261250996"/> C++ is that the compiler and library <text:change-start text:change-id="ct1261237464"/>should<text:change-end text:change-id="ct1261237464"/><text:change text:change-id="ct1262351492"/> not do any extra work if they can avoid it. Only the programmer knows what value makes sense as a variable’s initial value, so assigning that initial value must be the programmer’s responsibility. After all, when you are putting the finishing touches on your weather simulator (the one that will finally explain why it always rains when I plan ahead for a trip to the beach), you don’t want the inner loop burdened by even one wasteful instruction.<text:change-start text:change-id="ct1262351940"/> The flip side of that performance guarantee is an added burden on the programmer to avoid situations that give rise to undefined behavior.<text:change-end text:change-id="ct1262351940"/><text:change-start text:change-id="ct1262352948"/> Some languages help the programmer avoid problem situations, but that help invariably comes with a performance cost<text:change-end text:change-id="ct1262352948"/><text:change-start text:change-id="ct1262356936"/>.<text:change-end text:change-id="ct1262356936"/></text:p>
      <text:p text:style-name="Body_20_Text">So what’s the deal with <text:span text:style-name="Code_20_Inline">std::string</text:span>? The short answer is that complicated types, such as strings, are different from the simple, built-in types. For types such as <text:span text:style-name="Code_20_Inline">std::string</text:span>, it is actually simpler for the C++ library to provide a well-defined initial value. Most of the interesting types in the standard library behave the same way.<text:change-start text:change-id="ct1262352164"/><text:hidden-text text:condition="ooow:" text:string-value="This may be what I was asking for earlier. An early word about why some types are core and others are not would set this section up nicely." text:is-hidden="true"/><text:change-end text:change-id="ct1262352164"/></text:p>
      <text:p text:style-name="Body_20_Text">If you have trouble remembering when it is safe to <text:change text:change-id="ct1261772100"/><text:change-start text:change-id="ct1261781000"/><text:span text:style-name="T8">define</text:span><text:change-end text:change-id="ct1261781000"/> a variable without an initial value, play it safe and provide one:</text:p>
      <text:p text:style-name="Code_20_First">std::string empty("");</text:p>
      <text:p text:style-name="Code_20_Last">int zero(0);</text:p>
      <text:p text:style-name="Body_20_Text_20_Cont">I recommend initializing every variable, even if you know the program will overwrite it soon, such as the input loops we used earlier. The next exploration demonstrates the importance of initializing every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Cumberland AMT" svg:font-family="'Cumberland AMT'" style:font-adornments="Regular" style:font-pitch="fixed"/>
    <style:font-face style:name="Cumberland AMT1" svg:font-family="'Cumberland AMT'" style:font-family-generic="modern" style:font-pitch="fixed"/>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text-properties style:font-name="Cumberland AMT" fo:font-size="10pt"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umberland AMT1" style:font-name-asian="Cumberland AMT1" style:font-name-complex="Cumberland AMT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4 - Strings</dc:title>
    <dc:subject>Exploring C++</dc:subject>
    <meta:initial-creator>Ray Lischner</meta:initial-creator>
    <meta:creation-date>2006-03-30T10:01:31</meta:creation-date>
    <dc:creator>Ray Lischner</dc:creator>
    <dc:date>2006-09-20T13:51:26</dc:date>
    <dc:language>en-US</dc:language>
    <meta:editing-cycles>38</meta:editing-cycles>
    <meta:editing-duration>P1DT23H15M52S</meta:editing-duration>
    <meta:user-defined meta:name="codex-configfile">apress-cpp-dox.xml</meta:user-defined>
    <meta:user-defined meta:name="codex-chapter-number">4</meta:user-defined>
    <meta:user-defined meta:name="codex-doxygen"/>
    <meta:user-defined meta:name="Info 4"/>
    <meta:document-statistic meta:table-count="0" meta:image-count="0" meta:object-count="0" meta:page-count="5" meta:paragraph-count="153" meta:word-count="1382" meta:character-count="8255"/>
  </office:meta>
</office:document-meta>
</file>